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f0505" draw:textarea-horizontal-align="justify" draw:textarea-vertical-align="middle" draw:auto-grow-height="false" fo:min-height="6.481cm" fo:min-width="10.549cm"/>
    </style:style>
    <style:style style:name="gr2" style:family="graphic" style:parent-style-name="standard">
      <style:graphic-properties draw:fill="solid" draw:fill-color="#fffbcc" draw:opacity="70%" draw:textarea-horizontal-align="justify" draw:textarea-vertical-align="middle" draw:auto-grow-height="false" fo:min-height="0.251cm" fo:min-width="10.453cm" draw:shadow-opacity="70%"/>
    </style:style>
    <style:style style:name="gr3" style:family="graphic" style:parent-style-name="standard">
      <style:graphic-properties draw:fill="solid" draw:fill-color="#fffbcc" draw:opacity="70%" draw:textarea-horizontal-align="justify" draw:textarea-vertical-align="middle" draw:auto-grow-height="false" fo:min-height="0.252cm" fo:min-width="10.453cm" draw:shadow-opacity="70%"/>
    </style:style>
    <style:style style:name="gr4" style:family="graphic" style:parent-style-name="standard">
      <style:graphic-properties draw:fill="solid" draw:fill-color="#fffbcc" draw:opacity="70%" draw:textarea-horizontal-align="justify" draw:textarea-vertical-align="middle" draw:auto-grow-height="false" fo:min-height="6.422cm" fo:min-width="0.23cm" draw:shadow-opacity="70%"/>
    </style:style>
    <style:style style:name="gr5" style:family="graphic" style:parent-style-name="standard">
      <style:graphic-properties draw:fill="solid" draw:fill-color="#fffbcc" draw:opacity="70%" draw:textarea-horizontal-align="justify" draw:textarea-vertical-align="middle" draw:auto-grow-height="false" fo:min-height="6.422cm" fo:min-width="0.231cm" draw:shadow-opacity="7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1f0505"/>
      <style:paragraph-properties fo:text-align="center"/>
    </style:style>
    <style:style style:name="P2" style:family="paragraph">
      <loext:graphic-properties draw:fill="solid" draw:fill-color="#fffbcc" draw:opacity="70%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6.731cm" svg:x="1.889cm" svg:y="1.2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1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2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3.1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953cm" svg:height="0.502cm" svg:x="1.93cm" svg:y="3.6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4.7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5.2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53cm" svg:height="0.501cm" svg:x="1.93cm" svg:y="6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953cm" svg:height="0.502cm" svg:x="1.93cm" svg:y="6.6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8.473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10.6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9.163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7.036cm" svg:y="1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31cm" svg:height="6.672cm" svg:x="4.85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2.665cm" svg:y="1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31cm" svg:height="6.672cm" svg:x="11.347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4.161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6.288cm" svg:y="1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3cm" svg:height="6.672cm" svg:x="1.918cm" svg:y="1.2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38cm" svg:height="0.878cm" svg:x="2.224cm" svg:y="8.02cm">
          <draw:text-box>
            <text:p><text:span text:style-name="T1">Trees can only be planted in dark block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2:54:34.891000000</meta:creation-date>
    <dc:date>2021-01-03T15:15:47.208000000</dc:date>
    <meta:editing-duration>P1DT1H45M14S</meta:editing-duration>
    <meta:editing-cycles>10</meta:editing-cycles>
    <meta:generator>LibreOffice/6.0.4.2$Windows_X86_64 LibreOffice_project/9b0d9b32d5dcda91d2f1a96dc04c645c450872bf</meta:generator>
    <meta:document-statistic meta:object-count="20"/>
  </office:meta>
</office:document-meta>
</file>